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7717716851273930253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2812388420428879727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3720149367329634705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<text:s/>miles in the last week 22.5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14">Mary Jane gave me excellent support as usual. <text:s/>Runners were very friendly and encouraged each other. <text:s/>The race officials and aid station crew were great. <text:s/>Many thanks to race director Gil Robs and his team. </text:p>
      <text:p text:style-name="P14"/>
      <text:p text:style-name="P14">Sun 5/15/16: <text:span text:style-name="T1">1 mile</text:span></text:p>
      <text:p text:style-name="P14">I ran 1 mile in about 12 minutes. <text:s/>My legs aren't too stiff just t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6T10:58:45.45</dc:date>
    <dc:creator>James Lombardi</dc:creator>
    <meta:editing-duration>PT23H55S</meta:editing-duration>
    <meta:editing-cycles>120</meta:editing-cycles>
    <meta:document-statistic meta:table-count="0" meta:image-count="0" meta:object-count="0" meta:page-count="13" meta:paragraph-count="386" meta:word-count="4234" meta:character-count="21398"/>
  </office:meta>
</office:document-meta>
</file>